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39a6bf" style:font-size-asian="10pt" style:font-size-complex="10pt"/>
    </style:style>
    <style:style style:name="P23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3c2ea" officeooo:paragraph-rsid="0043c2ea" style:font-size-asian="10pt" style:font-size-complex="10pt"/>
    </style:style>
    <style:style style:name="P24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5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6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6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9" style:family="paragraph" style:parent-style-name="Standard">
      <style:paragraph-properties fo:margin-left="0.695cm" fo:margin-right="0cm" fo:text-indent="0cm" style:auto-text-indent="false"/>
    </style:style>
    <style:style style:name="P40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1" style:family="paragraph" style:parent-style-name="Standard">
      <style:paragraph-properties fo:margin-left="0cm" fo:margin-right="0cm" fo:line-height="0.353cm" fo:text-indent="0cm" style:auto-text-indent="false"/>
    </style:style>
    <style:style style:name="P42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3" style:family="paragraph" style:parent-style-name="Standard">
      <style:paragraph-properties fo:margin-left="0cm" fo:margin-right="0cm" fo:text-indent="0cm" style:auto-text-indent="false"/>
    </style:style>
    <style:style style:name="P44" style:family="paragraph" style:parent-style-name="Standard">
      <style:paragraph-properties style:line-height-at-least="0.503cm"/>
      <style:text-properties fo:font-weight="normal" officeooo:rsid="003dd82c" style:font-weight-asian="normal" style:font-weight-complex="normal"/>
    </style:style>
    <style:style style:name="P45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46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47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  <style:text-properties officeooo:paragraph-rsid="003e3b16"/>
    </style:style>
    <style:style style:name="P48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officeooo:paragraph-rsid="0043c2ea"/>
    </style:style>
    <style:style style:name="P49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0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1" style:family="paragraph" style:parent-style-name="Standard">
      <style:paragraph-properties fo:line-height="0.353cm"/>
      <style:text-properties fo:font-size="10pt" officeooo:paragraph-rsid="0043c2ea" style:font-size-asian="10pt" style:font-size-complex="10pt"/>
    </style:style>
    <style:style style:name="P52" style:family="paragraph" style:parent-style-name="Standard">
      <style:paragraph-properties fo:line-height="0.353cm"/>
      <style:text-properties fo:font-size="10pt" officeooo:rsid="004631c7" officeooo:paragraph-rsid="004631c7" style:font-size-asian="10pt" style:font-size-complex="10pt"/>
    </style:style>
    <style:style style:name="P53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631c7" officeooo:paragraph-rsid="004631c7" style:font-size-asian="10pt" style:font-size-complex="10pt"/>
    </style:style>
    <style:style style:name="P54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472e72" style:font-size-asian="10pt" style:font-size-complex="10pt"/>
    </style:style>
    <style:style style:name="P55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6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57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58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59" style:family="paragraph" style:parent-style-name="Standard">
      <style:paragraph-properties style:line-height-at-least="0.503cm"/>
    </style:style>
    <style:style style:name="P60" style:family="paragraph" style:parent-style-name="Standard">
      <style:paragraph-properties style:line-height-at-least="0.503cm"/>
      <style:text-properties fo:font-weight="normal" officeooo:rsid="003dd82c" style:font-weight-asian="normal" style:font-weight-complex="normal"/>
    </style:style>
    <style:style style:name="P61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normal" officeooo:rsid="003dd82c" officeooo:paragraph-rsid="003dd82c" style:font-weight-asian="normal" style:font-weight-complex="normal"/>
    </style:style>
    <style:style style:name="P6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6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3dd82c" fo:background-color="#1e1e1e" style:font-weight-asian="normal" style:font-weight-complex="normal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43c2ea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4631c7" style:font-name-asian="Times New Roman1" style:font-size-asian="15pt" style:font-weight-asian="bold" style:font-size-complex="15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name-asian="Times New Roman1" style:font-size-asian="10pt" style:font-size-complex="10pt"/>
    </style:style>
    <style:style style:name="T6" style:family="text">
      <style:text-properties fo:font-size="10pt" officeooo:rsid="0014d791" style:font-name-asian="Times New Roman1" style:font-size-asian="10pt" style:font-size-complex="10pt"/>
    </style:style>
    <style:style style:name="T7" style:family="text">
      <style:text-properties fo:font-size="10pt" officeooo:rsid="0015ac15" style:font-name-asian="Times New Roman1" style:font-size-asian="10pt" style:font-size-complex="10pt"/>
    </style:style>
    <style:style style:name="T8" style:family="text">
      <style:text-properties fo:font-size="10pt" officeooo:rsid="002b9f92" style:font-name-asian="Times New Roman1" style:font-size-asian="10pt" style:font-size-complex="10pt"/>
    </style:style>
    <style:style style:name="T9" style:family="text">
      <style:text-properties fo:font-size="10pt" officeooo:rsid="0043c2ea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d460a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font-weight="normal" officeooo:rsid="004631c7" style:font-name-asian="Times New Roman1" style:font-size-asian="10pt" style:font-weight-asian="normal" style:font-size-complex="10pt" style:font-weight-complex="normal"/>
    </style:style>
    <style:style style:name="T22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5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6" style:family="text">
      <style:text-properties fo:font-size="10pt" style:text-underline-style="none" style:font-name-asian="Times New Roman1" style:font-size-asian="10pt" style:font-size-complex="10pt"/>
    </style:style>
    <style:style style:name="T27" style:family="text">
      <style:text-properties fo:font-size="14.5pt" style:font-name-asian="Times New Roman1" style:font-size-asian="14.5pt" style:font-size-complex="14.5pt"/>
    </style:style>
    <style:style style:name="T28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9" style:family="text">
      <style:text-properties fo:font-size="9.5pt" style:font-name-asian="Times New Roman1" style:font-size-asian="9.5pt" style:font-size-complex="9.5pt"/>
    </style:style>
    <style:style style:name="T30" style:family="text">
      <style:text-properties fo:font-size="9.5pt" officeooo:rsid="0014d791" style:font-name-asian="Times New Roman1" style:font-size-asian="9.5pt" style:font-size-complex="9.5pt"/>
    </style:style>
    <style:style style:name="T31" style:family="text">
      <style:text-properties fo:font-size="9.5pt" officeooo:rsid="0015ac15" style:font-name-asian="Times New Roman1" style:font-size-asian="9.5pt" style:font-size-complex="9.5pt"/>
    </style:style>
    <style:style style:name="T32" style:family="text">
      <style:text-properties fo:font-size="9.5pt" style:text-underline-style="solid" style:text-underline-width="auto" style:text-underline-color="font-color" officeooo:rsid="0043c2ea" style:font-name-asian="Times New Roman1" style:font-size-asian="9.5pt" style:font-size-complex="9.5pt"/>
    </style:style>
    <style:style style:name="T33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4" style:family="text">
      <style:text-properties fo:font-size="9pt" style:font-name-asian="Times New Roman1" style:font-size-asian="9pt" style:font-size-complex="9pt"/>
    </style:style>
    <style:style style:name="T35" style:family="text">
      <style:text-properties officeooo:rsid="002b9f92"/>
    </style:style>
    <style:style style:name="T36" style:family="text">
      <style:text-properties officeooo:rsid="0036a4fb"/>
    </style:style>
    <style:style style:name="T37" style:family="text">
      <style:text-properties officeooo:rsid="0039a6bf"/>
    </style:style>
    <style:style style:name="T38" style:family="text">
      <style:text-properties style:text-position="0% 100%"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39" style:family="text">
      <style:text-properties style:text-position="0% 100%" fo:font-size="10pt" style:text-underline-style="solid" style:text-underline-width="auto" style:text-underline-color="font-color" fo:font-weight="normal" officeooo:rsid="004631c7" style:font-name-asian="Times New Roman1" style:font-size-asian="10pt" style:font-weight-asian="normal" style:font-size-complex="10pt" style:font-weight-complex="normal"/>
    </style:style>
    <style:style style:name="T40" style:family="text">
      <style:text-properties officeooo:rsid="0043c2ea"/>
    </style:style>
    <style:style style:name="T41" style:family="text">
      <style:text-properties officeooo:rsid="00472e72"/>
    </style:style>
    <style:style style:name="T42" style:family="text">
      <style:text-properties fo:color="#569cd6" loext:opacity="100%"/>
    </style:style>
    <style:style style:name="T43" style:family="text">
      <style:text-properties fo:color="#ce9178" loext:opacity="100%"/>
    </style:style>
    <style:style style:name="T44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1</text:span><text:span text:style-name="T3">1</text:span><text:span text:style-name="T4"><text:tab/></text:span><text:span text:style-name="T27">по курсу </text:span><text:span text:style-name="T28">фундаментальная информатика</text:span></text:p>
      <text:p text:style-name="P2"/>
      <text:p text:style-name="P11"><text:span text:style-name="T5">Студент группы </text:span><text:span text:style-name="T10">М8О-10</text:span><text:span text:style-name="T11">7</text:span><text:span text:style-name="T10">Б-2</text:span><text:span text:style-name="T11">2</text:span><text:span text:style-name="T10"> </text:span><text:span text:style-name="T11">Брюханов</text:span><text:span text:style-name="T10"> </text:span><text:span text:style-name="T11">Захар</text:span><text:span text:style-name="T10"> </text:span><text:span text:style-name="T11">Дмитриевич</text:span><text:span text:style-name="T5">, № по списку <text:s/></text:span><text:span text:style-name="T11">5</text:span></text:p>
      <text:p text:style-name="P3"/>
      <text:p text:style-name="P12"><text:span text:style-name="T5">Контакты: </text:span><text:a xlink:type="simple" xlink:href="mailto:brukhanovz@gmail.com" text:style-name="Internet_20_link" text:visited-style-name="Visited_20_Internet_20_Link"><text:span text:style-name="T6">brukhanovz</text:span></text:a><text:a xlink:type="simple" xlink:href="mailto:brukhanovz@gmail.com" text:style-name="Internet_20_link" text:visited-style-name="Visited_20_Internet_20_Link"><text:span text:style-name="T10">@gmail.com</text:span></text:a><text:span text:style-name="T10">; </text:span><text:span text:style-name="T17">telegram: @br_zahar</text:span></text:p>
      <text:p text:style-name="P4"/>
      <text:p text:style-name="P13"><text:span text:style-name="T5">Работа выполнена: «</text:span><text:span text:style-name="T9">5</text:span><text:span text:style-name="T29">» </text:span><text:span text:style-name="T32">ноября</text:span><text:span text:style-name="T30"> </text:span><text:span text:style-name="T29">20</text:span><text:span text:style-name="T31">22</text:span><text:span text:style-name="T29">г.</text:span></text:p>
      <text:p text:style-name="P5"/>
      <text:p text:style-name="P12"><text:span text:style-name="T5">Преподаватель: </text:span><text:span text:style-name="T12">Аносова</text:span><text:span text:style-name="T10"> </text:span><text:span text:style-name="T12">Наталья Павловна</text:span><text:span text:style-name="T7"> </text:span><text:span text:style-name="T5">каф. 806</text:span></text:p>
      <text:p text:style-name="P6"/>
      <text:p text:style-name="P25">Входной контроль знаний с оценкой _____________________</text:p>
      <text:p text:style-name="P7"/>
      <text:p text:style-name="P14"><text:span text:style-name="T5">Отчет сдан «<text:tab/>» _________20</text:span><text:span text:style-name="T7">22 </text:span><text:span text:style-name="T5">г., итоговая оценка _____</text:span></text:p>
      <text:p text:style-name="P8"/>
      <text:p text:style-name="P26">Подпись преподавателя ________________</text:p>
      <text:p text:style-name="P9"/>
      <text:list xml:id="list1735473150" text:style-name="WWNum1">
        <text:list-item>
          <text:list>
            <text:list-item>
              <text:p text:style-name="P45"><text:span text:style-name="T22">Тема:</text:span><text:span text:style-name="T18"> </text:span><text:span text:style-name="T21">Обработка последовательности литер входного текстового файла. Простейшие приемы лексического_____ анализа. Диаграммы состояний и переходов.</text:span><text:span text:style-name="T20">___________________</text:span><text:span text:style-name="T33">_______</text:span><text:span text:style-name="T18"> <text:s text:c="51"/>_______ <text:s text:c="20"/></text:span></text:p>
            </text:list-item>
          </text:list>
        </text:list-item>
      </text:list>
      <text:p text:style-name="P15"/>
      <text:list xml:id="list912333107" text:style-name="WWNum2">
        <text:list-item>
          <text:p text:style-name="P46"><text:span text:style-name="T22">Цель работы:</text:span><text:span text:style-name="T18"> </text:span><text:span text:style-name="T21">Составить программу на языке Си, выполняющую анализ и обработку вводимого текста.________ </text:span></text:p>
        </text:list-item>
      </text:list>
      <text:p text:style-name="P27">__________________________________________________________________________________________________</text:p>
      <text:list xml:id="list1211780288363" text:continue-numbering="true" text:style-name="WWNum2">
        <text:list-item>
          <text:p text:style-name="P47"><text:span text:style-name="T22">Задание </text:span><text:span text:style-name="T5">(</text:span><text:span text:style-name="T25">вариант №</text:span><text:span text:style-name="T23"> </text:span><text:span text:style-name="T24">5</text:span><text:span text:style-name="T5">)</text:span><text:span text:style-name="T22">:</text:span><text:span text:style-name="T38"> </text:span><text:span text:style-name="T39">Подсчитать количество слов с лексикографически возрастающими буквами латинского алфавита.______________</text:span><text:span text:style-name="T38">____ <text:s text:c="141"/></text:span></text:p>
        </text:list-item>
        <text:list-item>
          <text:p text:style-name="P48"><text:span text:style-name="T22">Оборудование </text:span><text:span text:style-name="T5">(</text:span><text:span text:style-name="T8">студента</text:span><text:span text:style-name="T5">):</text:span></text:p>
        </text:list-item>
      </text:list>
      <text:p text:style-name="P37"/>
      <text:p text:style-name="P16"/>
      <text:p text:style-name="P39"><text:span text:style-name="T5">Процессор </text:span><text:span text:style-name="T28">Intel® Core™ i5-8250U CPU @ 1.60GHz × 8</text:span><text:span text:style-name="T10"> </text:span><text:span text:style-name="T5"><text:s/>с ОП </text:span><text:span text:style-name="T14">1</text:span><text:span text:style-name="T10">2288</text:span><text:span text:style-name="T5"> Мб, НМД </text:span><text:span text:style-name="T10">_ <text:s/>524288_ <text:s/></text:span><text:span text:style-name="T5"><text:s/>Мб. Монитор </text:span><text:span text:style-name="T10">_______</text:span><text:span text:style-name="T13">lenovo</text:span><text:span text:style-name="T10">_________</text:span></text:p>
      <text:p text:style-name="P28">Другие устройства ________________________________________________________________________________</text:p>
      <text:p text:style-name="P28">_________________________________________________________________________________________________</text:p>
      <text:p text:style-name="P15"/>
      <text:list xml:id="list1210991537970" text:continue-numbering="true" text:style-name="WWNum2">
        <text:list-item>
          <text:p text:style-name="P49">Программное обеспечение (<text:span text:style-name="T35">студента</text:span>):</text:p>
        </text:list-item>
      </text:list>
      <text:p text:style-name="P37"/>
      <text:p text:style-name="P16"/>
      <text:p text:style-name="P39"><text:span text:style-name="T5">Операционная система семейства </text:span><text:span text:style-name="T10">___Unix____</text:span><text:span text:style-name="T5">, наименование </text:span><text:span text:style-name="T10">__</text:span><text:span text:style-name="T13">Ubuntu</text:span><text:span text:style-name="T10">____________</text:span><text:span text:style-name="T5"> версия </text:span><text:span text:style-name="T10">___</text:span><text:span text:style-name="T14">22.</text:span><text:span text:style-name="T10"> <text:s text:c="2"/>__________</text:span></text:p>
      <text:p text:style-name="P39"><text:span text:style-name="T5">интерпретатор команд </text:span><text:span text:style-name="T10">____bash________</text:span><text:span text:style-name="T5"> версия </text:span><text:span text:style-name="T10">__5.</text:span><text:span text:style-name="T15">1</text:span><text:span text:style-name="T10">.1</text:span><text:span text:style-name="T15">6</text:span><text:span text:style-name="T10">____</text:span><text:span text:style-name="T5">.</text:span></text:p>
      <text:p text:style-name="P39"><text:span text:style-name="T5">Система программирования </text:span><text:span text:style-name="T10">______________________________________</text:span><text:span text:style-name="T26">версия</text:span><text:span text:style-name="T5"> </text:span><text:span text:style-name="T10">_______________</text:span></text:p>
      <text:p text:style-name="P39"><text:span text:style-name="T5">Редактор текстов </text:span><text:span text:style-name="T18">_____</text:span><text:span text:style-name="T19">E</text:span><text:span text:style-name="T18">macs_______________________________________________</text:span><text:span text:style-name="T23"> версия </text:span><text:span text:style-name="T18">_</text:span><text:span text:style-name="T19">3.24.30</text:span><text:span text:style-name="T18"> <text:s text:c="2"/>_________</text:span></text:p>
      <text:p text:style-name="P40"><text:span text:style-name="T5">Утилиты операционной системы </text:span><text:span text:style-name="T15">Команды who, pwd, ls, cd, cp, mv, rm, cat, ps, mkdir, rmdir___________________ ________</text:span><text:span text:style-name="T10">_______</text:span><text:span text:style-name="T5">_______</text:span><text:span text:style-name="T10">_________________ _________________________________________________________</text:span></text:p>
      <text:p text:style-name="P40"><text:span text:style-name="T18">Прикладные системы и программы __</text:span><text:span text:style-name="T19">Gnuplot, bc</text:span><text:span text:style-name="T18"> <text:s text:c="135"/></text:span></text:p>
      <text:p text:style-name="P28">_________________________________________________________________________________________________</text:p>
      <text:p text:style-name="P39"><text:span text:style-name="T5">Местонахождение и имена файлов программ и данных на домашнем компьютере ______</text:span><text:span text:style-name="T10">home/</text:span><text:span text:style-name="T16">br_zahar</text:span><text:span text:style-name="T10">_________</text:span></text:p>
      <text:p text:style-name="P43"><text:span text:style-name="T22">6. Идея, метод, алгоритм </text:span><text:span text:style-name="T34">решения задачи</text:span><text:span text:style-name="T22"> </text:span><text:span text:style-name="T34">(в формах:</text:span><text:span text:style-name="T22"> </text:span><text:span text:style-name="T34">словесной,</text:span><text:span text:style-name="T22"> </text:span><text:span text:style-name="T34">псевдокода,</text:span><text:span text:style-name="T22"> </text:span><text:span text:style-name="T34">графической</text:span><text:span text:style-name="T22"> </text:span><text:span text:style-name="T34">[блок-схема,</text:span><text:span text:style-name="T22"> </text:span><text:span text:style-name="T34">диаграмма,</text:span><text:span text:style-name="T22"> </text:span><text:span text:style-name="T34">рисунок,</text:span><text:span text:style-name="T22"> </text:span><text:span text:style-name="T34">таблица] или формальные спецификации с пред- и постусловиями)</text:span></text:p>
      <text:p text:style-name="P52">Идем по каждому символу до конца файла и проверяем чтобы его кодировка была меньше или равна кодировки следующего. Если слово не удовлетворяет данным правилам, начинаем проверять следующее слово. Разделительный знак приравнивается к пробелу (то есть слова записанные слитно через разделительный знак считаются как 2 отдельных слова).</text:p>
      <text:p text:style-name="P51"/>
      <text:list xml:id="list4256723127" text:style-name="WWNum3">
        <text:list-item>
          <text:p text:style-name="P55"><text:span text:style-name="T22">Сценарий выполнения работы </text:span><text:span text:style-name="T34">[план работы,</text:span><text:span text:style-name="T22"> </text:span><text:span text:style-name="T34">первоначальный текст программы в черновике</text:span><text:span text:style-name="T22"> </text:span><text:span text:style-name="T34">(можно на отдельном листе)</text:span><text:span text:style-name="T22"> </text:span><text:span text:style-name="T34">и</text:span><text:span text:style-name="T22"> </text:span><text:span text:style-name="T34">тесты либо соображения по тестированию].</text:span></text:p>
        </text:list-item>
      </text:list>
      <text:p text:style-name="P23">Тесты:</text:p>
      <text:p text:style-name="P53">aabbcc?xyz.rrrxxx cba - 3</text:p>
      <text:p text:style-name="P54"><text:span text:style-name="T41">zxy ads,kkklll. A — 3</text:span></text:p>
      <text:p text:style-name="P54"/>
      <text:p text:style-name="P5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/>
      <text:p text:style-name="P17"/>
      <text:p text:style-name="P17"/>
      <text:p text:style-name="P17"/>
      <text:p text:style-name="P36">Пункты 1-7 отчета составляются строго до начала лабораторной работы.</text:p>
      <text:p text:style-name="P41"><text:span text:style-name="T25"><text:tab/><text:tab/><text:tab/><text:tab/>Допущен к выполнению работы. </text:span><text:span text:style-name="T22">Подпись препод</text:span><text:bookmark text:name="_GoBack"/><text:span text:style-name="T22">авателя</text:span><text:span text:style-name="T25"> </text:span><text:span text:style-name="T22">_____________________</text:span></text:p>
      <text:list xml:id="list627120858" text:style-name="WWNum4">
        <text:list-item>
          <text:p text:style-name="P56"><text:span text:style-name="T22">Распечатка протокола </text:span><text:span text:style-name="T34">(подклеить листинг окончательного варианта программы с тестовыми примерами,</text:span><text:span text:style-name="T22"> </text:span><text:span text:style-name="T34">подписанный</text:span><text:span text:style-name="T22"> </text:span><text:span text:style-name="T34">преподавателем).</text:span></text:p>
        </text:list-item>
      </text:list>
      <text:p text:style-name="P63"><text:span text:style-name="T42">#include </text:span><text:span text:style-name="T43">&lt;stdio.h&gt;</text:span></text:p>
      <text:p text:style-name="P62"><text:span text:style-name="T42">#include </text:span><text:span text:style-name="T43">&lt;stdbool.h&gt;</text:span></text:p>
      <text:p text:style-name="P59"/>
      <text:p text:style-name="P62"><text:span text:style-name="T42">int</text:span> main() {</text:p>
      <text:p text:style-name="P62">FILE *file;</text:p>
      <text:p text:style-name="P62"><text:span text:style-name="T42">int</text:span> i, b = <text:span text:style-name="T44">0</text:span>, c = <text:span text:style-name="T44">0</text:span>;</text:p>
      <text:p text:style-name="P62"><text:span text:style-name="T42">bool</text:span> noreplace = <text:span text:style-name="T42">true</text:span>, tonulli = <text:span text:style-name="T42">true</text:span>;</text:p>
      <text:p text:style-name="P62"><text:span text:style-name="T42">char</text:span> s[<text:span text:style-name="T44">128</text:span>];</text:p>
      <text:p text:style-name="P62">file = fopen(<text:span text:style-name="T43">"input.txt"</text:span>, <text:span text:style-name="T43">"r"</text:span>);</text:p>
      <text:p text:style-name="P62"><text:span text:style-name="T42">while</text:span>(fscanf(file, <text:span text:style-name="T43">"%s"</text:span>, s) != <text:span text:style-name="T42">EOF</text:span>){</text:p>
      <text:p text:style-name="P62">i = <text:span text:style-name="T44">0</text:span>;</text:p>
      <text:p text:style-name="P62">nonull: b = <text:span text:style-name="T44">0</text:span>;</text:p>
      <text:p text:style-name="P62">noreplace = <text:span text:style-name="T42">true</text:span>;</text:p>
      <text:p text:style-name="P62"><text:span text:style-name="T42">while</text:span>(s[i] != <text:span text:style-name="T43">'\000'</text:span> &amp;&amp; s[i] != <text:span text:style-name="T43">' '</text:span> &amp;&amp; s[i] != <text:span text:style-name="T43">'.'</text:span> &amp;&amp; s[i] != <text:span text:style-name="T43">','</text:span> &amp;&amp; s[i] != <text:span text:style-name="T43">'!'</text:span> &amp;&amp; s[i] != <text:span text:style-name="T43">'?'</text:span>){</text:p>
      <text:p text:style-name="P62">tonulli = <text:span text:style-name="T42">true</text:span>;</text:p>
      <text:p text:style-name="P62"><text:span text:style-name="T42">if</text:span>((s[i + <text:span text:style-name="T44">1</text:span>] == <text:span text:style-name="T43">'.'</text:span> || s[i + <text:span text:style-name="T44">1</text:span>] == <text:span text:style-name="T43">','</text:span> || s[i + <text:span text:style-name="T44">1</text:span>] == <text:span text:style-name="T43">'!'</text:span> || s[i + <text:span text:style-name="T44">1</text:span>] == <text:span text:style-name="T43">'?'</text:span>) &amp;&amp; s[i + <text:span text:style-name="T44">2</text:span>] != <text:span text:style-name="T43">'\000'</text:span>){</text:p>
      <text:p text:style-name="P62">tonulli = <text:span text:style-name="T42">false</text:span>;</text:p>
      <text:p text:style-name="P62">}</text:p>
      <text:p text:style-name="P62"><text:span text:style-name="T42">if</text:span>(s[i - <text:span text:style-name="T44">1</text:span>] &lt;= s[i]){</text:p>
      <text:p text:style-name="P62">b++;</text:p>
      <text:p text:style-name="P62">}<text:span text:style-name="T42">else</text:span>{</text:p>
      <text:p text:style-name="P62">noreplace = <text:span text:style-name="T42">false</text:span>;</text:p>
      <text:p text:style-name="P62"><text:span text:style-name="T42">break</text:span>;</text:p>
      <text:p text:style-name="P62">}</text:p>
      <text:p text:style-name="P62">i++;</text:p>
      <text:p text:style-name="P62">}</text:p>
      <text:p text:style-name="P62"><text:span text:style-name="T42">if</text:span>(b &gt; <text:span text:style-name="T44">0</text:span> &amp;&amp; noreplace == <text:span text:style-name="T42">true</text:span>){</text:p>
      <text:p text:style-name="P62">c++;</text:p>
      <text:p text:style-name="P62">}</text:p>
      <text:p text:style-name="P62"><text:span text:style-name="T42">if</text:span>(tonulli == <text:span text:style-name="T42">false</text:span>){</text:p>
      <text:p text:style-name="P62">i++;</text:p>
      <text:p text:style-name="P62"><text:span text:style-name="T42">goto</text:span> nonull;</text:p>
      <text:p text:style-name="P62">}</text:p>
      <text:p text:style-name="P62">printf(<text:span text:style-name="T43">"%s\n"</text:span>, s);</text:p>
      <text:p text:style-name="P62">}</text:p>
      <text:p text:style-name="P62">printf(<text:span text:style-name="T43">"%i\n"</text:span>, c);</text:p>
      <text:p text:style-name="P62">}</text:p>
      <text:p text:style-name="P4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284329301" text:style-name="WWNum5">
        <text:list-item>
          <text:p text:style-name="P57"><text:soft-page-break/><text:span text:style-name="T22">Дневник отладки </text:span><text:span text:style-name="T34">должен содержать дату и время сеансов отладки, и основные события</text:span><text:span text:style-name="T22"> </text:span><text:span text:style-name="T34">(ошибки в сценарии и программе,</text:span><text:span text:style-name="T22"> </text:span><text:span text:style-name="T34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9">№</text:p>
          </table:table-cell>
          <table:table-cell table:style-name="Таблица1.B1" office:value-type="string">
            <text:p text:style-name="P34">Лаб.</text:p>
          </table:table-cell>
          <table:table-cell table:style-name="Таблица1.B1" office:value-type="string">
            <text:p text:style-name="P30">Дата</text:p>
          </table:table-cell>
          <table:table-cell table:style-name="Таблица1.B1" office:value-type="string">
            <text:p text:style-name="P30">Время</text:p>
          </table:table-cell>
          <table:table-cell table:style-name="Таблица1.B1" office:value-type="string">
            <text:p text:style-name="P31">Событие</text:p>
          </table:table-cell>
          <table:table-cell table:style-name="Таблица1.B1" office:value-type="string">
            <text:p text:style-name="P32">Действие по исправлению</text:p>
          </table:table-cell>
          <table:table-cell table:style-name="Таблица1.B1" office:value-type="string">
            <text:p text:style-name="P33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B2" office:value-type="string">
            <text:p text:style-name="P34">или</text:p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</table:table-row>
        <table:table-row table:style-name="Таблица1.3">
          <table:table-cell table:style-name="Таблица1.A3" office:value-type="string">
            <text:p text:style-name="P19"/>
          </table:table-cell>
          <table:table-cell table:style-name="Таблица1.B3" office:value-type="string">
            <text:p text:style-name="P34">дом.</text:p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</table:table-row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0"/>
      <text:list xml:id="list933085962" text:style-name="WWNum6">
        <text:list-item>
          <text:p text:style-name="P58"><text:span text:style-name="T22">Замечания автора </text:span><text:span text:style-name="T5">по существу работы</text:span><text:span text:style-name="T10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  <text:list-item>
          <text:p text:style-name="P50">Выводы</text:p>
        </text:list-item>
      </text:list>
      <text:p text:style-name="P24"/>
      <text:p text:style-name="P38"><text:span text:style-name="T40">Я научился </text:span><text:span text:style-name="T41">составлять программы, написанные на Си, для анализа и обработки вводимого текста._____________ _</text:span>___________________________________________________________________ <text:s text:c="59"/></text:p>
      <text:p text:style-name="P42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1"/>
      <text:p text:style-name="P35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1-16T00:12:10.540737868</dc:date>
    <meta:editing-cycles>41</meta:editing-cycles>
    <meta:editing-duration>PT3H49M34S</meta:editing-duration>
    <meta:generator>LibreOffice/7.3.6.2$Linux_X86_64 LibreOffice_project/30$Build-2</meta:generator>
    <meta:document-statistic meta:table-count="1" meta:image-count="0" meta:object-count="0" meta:page-count="3" meta:paragraph-count="85" meta:word-count="548" meta:character-count="5554" meta:non-whitespace-character-count="44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